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normal" style:master-page-name="Standard">
      <style:paragraph-properties style:page-number="1"/>
    </style:style>
    <style:style style:name="P2" style:family="paragraph" style:parent-style-name="normal">
      <style:text-properties fo:font-size="14pt" fo:font-weight="bold" style:font-size-asian="14pt" style:font-weight-asian="bold" style:font-size-complex="14pt"/>
    </style:style>
    <style:style style:name="P3" style:family="paragraph" style:parent-style-name="normal">
      <style:paragraph-properties fo:text-indent="0.5in" style:auto-text-indent="false"/>
    </style:style>
    <style:style style:name="P4" style:family="paragraph" style:parent-style-name="normal">
      <style:paragraph-properties fo:text-indent="0.5in" style:auto-text-indent="false"/>
      <style:text-properties fo:font-size="12pt" style:font-size-asian="12pt" style:font-size-complex="12pt"/>
    </style:style>
    <style:style style:name="P5" style:family="paragraph" style:parent-style-name="normal">
      <style:paragraph-properties fo:margin-left="0in" fo:text-indent="0in" style:auto-text-indent="false"/>
    </style:style>
    <style:style style:name="P6" style:family="paragraph" style:parent-style-name="normal">
      <style:paragraph-properties fo:margin-left="0.5in" fo:text-indent="0.5in" style:auto-text-indent="false"/>
    </style:style>
    <style:style style:name="P7" style:family="paragraph" style:parent-style-name="normal">
      <style:text-properties fo:font-size="12pt" style:font-size-asian="12pt" style:font-size-complex="12pt"/>
    </style:style>
    <style:style style:name="P8" style:family="paragraph" style:parent-style-name="normal">
      <style:paragraph-properties fo:margin-left="0.5in" fo:text-indent="0.5in" style:auto-text-indent="false"/>
      <style:text-properties fo:font-size="12pt" style:font-size-asian="12pt" style:font-size-complex="12pt"/>
    </style:style>
    <style:style style:name="P9" style:family="paragraph" style:parent-style-name="normal">
      <style:paragraph-properties fo:margin-left="0.5in" fo:text-indent="0in" style:auto-text-indent="false"/>
    </style:style>
    <style:style style:name="P10" style:family="paragraph" style:parent-style-name="normal">
      <style:paragraph-properties fo:margin-left="0.5in" fo:text-indent="0in" style:auto-text-indent="false"/>
      <style:text-properties fo:font-size="12pt" style:font-size-asian="12pt" style:font-size-complex="12pt"/>
    </style:style>
    <style:style style:name="P11" style:family="paragraph" style:parent-style-name="normal">
      <style:paragraph-properties fo:text-indent="0.5in" style:auto-text-indent="false" style:writing-mode="lr-tb"/>
    </style:style>
    <style:style style:name="P12" style:family="paragraph" style:parent-style-name="normal">
      <style:paragraph-properties fo:margin-left="0.5in" fo:text-indent="0in" style:auto-text-indent="false"/>
      <style:text-properties officeooo:paragraph-rsid="00183ec1"/>
    </style:style>
    <style:style style:name="P13" style:family="paragraph" style:parent-style-name="normal" style:master-pag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ext-properties officeooo:rsid="001ac462" officeooo:paragraph-rsid="001ac462"/>
    </style:style>
    <style:style style:name="P1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cbd6a"/>
    </style:style>
    <style:style style:name="P1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e0112"/>
    </style:style>
    <style:style style:name="P1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4593a"/>
    </style:style>
    <style:style style:name="P1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2fdb3"/>
    </style:style>
    <style:style style:name="P1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5c4ab"/>
    </style:style>
    <style:style style:name="P1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8f385"/>
    </style:style>
    <style:style style:name="P2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adf6d"/>
    </style:style>
    <style:style style:name="P2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183ec1"/>
    </style:style>
    <style:style style:name="P22" style:family="paragraph" style:parent-style-name="normal">
      <style:paragraph-properties fo:margin-left="0.5in" fo:text-indent="0in" style:auto-text-indent="false"/>
      <style:text-properties fo:font-weight="normal" officeooo:rsid="00183ec1" officeooo:paragraph-rsid="00183ec1" style:font-weight-asian="normal" style:font-weight-complex="normal"/>
    </style:style>
    <style:style style:name="T1" style:family="text">
      <style:text-propertie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2pt" style:font-size-asian="12pt" style:font-size-complex="12pt"/>
    </style:style>
    <style:style style:name="T4" style:family="text">
      <style:text-properties fo:color="#1155cc" loext:opacity="100%" style:text-underline-style="solid" style:text-underline-width="auto" style:text-underline-color="font-color"/>
    </style:style>
    <style:style style:name="T5" style:family="text">
      <style:text-properties fo:font-size="12pt" officeooo:rsid="0018d4c6" style:font-size-asian="12pt" style:font-size-complex="12pt"/>
    </style:style>
    <style:style style:name="T6" style:family="text">
      <style:text-properties fo:font-size="12pt" officeooo:rsid="0019ef50"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4pt" fo:font-weight="bold" officeooo:rsid="00183ec1" style:font-size-asian="14pt" style:font-weight-asian="bold" style:font-size-complex="14pt"/>
    </style:style>
    <style:style style:name="T9" style:family="text">
      <style:text-properties fo:font-size="12pt" officeooo:rsid="001cbd6a" style:font-size-asian="12pt" style:font-size-complex="12pt"/>
    </style:style>
    <style:style style:name="T10" style:family="text">
      <style:text-properties fo:font-size="12pt" officeooo:rsid="001e0112" style:font-size-asian="12pt" style:font-size-complex="12pt"/>
    </style:style>
    <style:style style:name="T11" style:family="text">
      <style:text-properties fo:font-size="12pt" officeooo:rsid="00275207" style:font-size-asian="12pt" style:font-size-complex="12pt"/>
    </style:style>
    <style:style style:name="T12" style:family="text">
      <style:text-properties fo:font-size="12pt" officeooo:rsid="001cb35b" style:font-size-asian="12pt" style:font-size-complex="12pt"/>
    </style:style>
    <style:style style:name="T13" style:family="text">
      <style:text-properties fo:font-size="12pt" fo:font-weight="bold" officeooo:rsid="001e0112" style:font-size-asian="12pt" style:font-weight-asian="bold" style:font-size-complex="12pt" style:font-weight-complex="bold"/>
    </style:style>
    <style:style style:name="T14" style:family="text">
      <style:text-properties fo:font-size="12pt" fo:font-weight="bold" officeooo:rsid="0024593a" style:font-size-asian="12pt" style:font-weight-asian="bold" style:font-size-complex="12pt" style:font-weight-complex="bold"/>
    </style:style>
    <style:style style:name="T15" style:family="text">
      <style:text-properties fo:font-size="12pt" officeooo:rsid="001e0b77" style:font-size-asian="12pt" style:font-size-complex="12pt"/>
    </style:style>
    <style:style style:name="T16" style:family="text">
      <style:text-properties fo:font-size="12pt" officeooo:rsid="001ff619" style:font-size-asian="12pt" style:font-size-complex="12pt"/>
    </style:style>
    <style:style style:name="T17" style:family="text">
      <style:text-properties fo:font-size="12pt" officeooo:rsid="00216683" style:font-size-asian="12pt" style:font-size-complex="12pt"/>
    </style:style>
    <style:style style:name="T18" style:family="text">
      <style:text-properties fo:font-size="12pt" officeooo:rsid="0022fdb3" style:font-size-asian="12pt" style:font-size-complex="12pt"/>
    </style:style>
    <style:style style:name="T19" style:family="text">
      <style:text-properties fo:font-size="12pt" officeooo:rsid="0024593a" style:font-size-asian="12pt" style:font-size-complex="12pt"/>
    </style:style>
    <style:style style:name="T20" style:family="text">
      <style:text-properties fo:font-size="12pt" officeooo:rsid="0025c4ab" style:font-size-asian="12pt" style:font-size-complex="12pt"/>
    </style:style>
    <style:style style:name="T21" style:family="text">
      <style:text-properties fo:font-size="12pt" officeooo:rsid="002bf5f9" style:font-size-asian="12pt" style:font-size-complex="12pt"/>
    </style:style>
    <style:style style:name="T22" style:family="text">
      <style:text-properties fo:font-size="12pt" officeooo:rsid="002db9a3" style:font-size-asian="12pt" style:font-size-complex="12pt"/>
    </style:style>
    <style:style style:name="T23" style:family="text">
      <style:text-properties fo:font-size="12pt" officeooo:rsid="0028f385" style:font-size-asian="12pt" style:font-size-complex="12pt"/>
    </style:style>
    <style:style style:name="T24" style:family="text">
      <style:text-properties fo:font-size="12pt" officeooo:rsid="002adf6d"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orn2beroot notes</text:span><text:span text:style-name="T1"/></text:p>
      <text:p text:style-name="P2" loext:marker-style-name="T2"/>
      <text:p text:style-name="normal" loext:marker-style-name="T2"><text:span text:style-name="T2">Virtual Machine</text:span><text:span text:style-name="T2"/></text:p>
      <text:p text:style-name="P3" loext:marker-style-name="T3"><text:span text:style-name="T3">Is the process of emulation a physical computer that uses software instead of hardware to run. It allows the running of multiple machines virtually on a single device. </text:span><text:span text:style-name="T3"/></text:p>
      <text:p text:style-name="P4" loext:marker-style-name="T3"/>
      <text:p text:style-name="P4" loext:marker-style-name="T3"/>
      <text:p text:style-name="normal" loext:marker-style-name="T2"><text:span text:style-name="T2">Partition</text:span><text:span text:style-name="T2"/></text:p>
      <text:p text:style-name="normal" loext:marker-style-name="T3"><text:span text:style-name="T3"><text:tab/>Is a storage region that is typically the 1st step in preparing a new disk, before any filesystem is created. A disk can have up to 4 primary partitions, but it can have more if one of them is a extended partition that allows to have multiple logical partition within eg:</text:span><text:span text:style-name="T3"/></text:p>
      <text:p text:style-name="normal" loext:marker-style-name="T3"><text:span text:style-name="T3"><text:tab/>/dev/sda1<text:tab/>-&gt;1st primary</text:span><text:span text:style-name="T3"/></text:p>
      <text:p text:style-name="normal" loext:marker-style-name="T3"><text:span text:style-name="T3"><text:tab/>/dev/sda2<text:tab/>-&gt;2nd primary</text:span><text:span text:style-name="T3"/></text:p>
      <text:p text:style-name="normal" loext:marker-style-name="T3"><text:span text:style-name="T3"><text:tab/>/dev/sda3<text:tab/>-&gt;3rd primary</text:span><text:span text:style-name="T3"/></text:p>
      <text:p text:style-name="normal" loext:marker-style-name="T3"><text:span text:style-name="T3"><text:tab/>/dev/sda4<text:tab/>-&gt;Extended </text:span><text:span text:style-name="T3"/></text:p>
      <text:p text:style-name="normal" loext:marker-style-name="T3"><text:span text:style-name="T3"><text:tab/>/dev/sda5<text:tab/>-&gt;1st logical </text:span><text:span text:style-name="T3"/></text:p>
      <text:p text:style-name="normal"><text:tab/><text:span text:style-name="T3">/dev/sda6<text:tab/>-&gt;2nd logical</text:span></text:p>
      <text:p text:style-name="normal"/>
      <text:p text:style-name="normal"><text:tab/></text:p>
      <text:p text:style-name="normal"><text:tab/>The extended partition ends up just being a container for the logical partitions and can be mounted at different points (like they were folders)</text:p>
      <text:p text:style-name="normal"/>
      <text:p text:style-name="normal" loext:marker-style-name="T2"><text:span text:style-name="T2">Mount points</text:span><text:span text:style-name="T2"/></text:p>
      <text:p text:style-name="P5" loext:marker-style-name="T2"><text:tab/>Following FHS (filesystem hierarchy standard) these are some conventions linux distros should follow in their mount points<text:span text:style-name="T2"/></text:p>
      <text:p text:style-name="P6">/<text:tab/>&gt; the root directory of the file system hierarchy</text:p>
      <text:p text:style-name="P6">/boot <text:tab/>&gt; contains home directories for users</text:p>
      <text:p text:style-name="P6">/temp<text:tab/>&gt; contains temporary files</text:p>
      <text:p text:style-name="P6">/srv<text:tab/>&gt; contains data for services for HTTP email etc</text:p>
      <text:p text:style-name="normal"><text:tab/><text:tab/>/home<text:tab/>&gt; contains users home directories, and their files</text:p>
      <text:p text:style-name="normal"><text:tab/><text:tab/>/var<text:tab/>&gt; variable files files that can change during normal operation of the system</text:p>
      <text:p text:style-name="P6">/var/log &gt; stores log files</text:p>
      <text:p text:style-name="P6">/swap<text:tab/>&gt; used when RAM is full, to temporarily store more inactive or less frequently used memory in RAM for the designated area on the hard drive</text:p>
      <text:p text:style-name="normal"/>
      <text:p text:style-name="normal">These are some examples but depending on what you are configuring you can have more</text:p>
      <text:p text:style-name="normal"><text:a xlink:type="simple" xlink:href="https://en.wikipedia.org/wiki/Filesystem_Hierarchy_Standard" text:style-name="ListLabel_20_1" text:visited-style-name="ListLabel_20_1"><text:span text:style-name="T4">https://en.wikipedia.org/wiki/Filesystem_Hierarchy_Standard</text:span></text:a></text:p>
      <text:p text:style-name="normal"><text:a xlink:type="simple" xlink:href="https://phoenixnap.com/kb/swap-space" text:style-name="ListLabel_20_1" text:visited-style-name="ListLabel_20_1"><text:span text:style-name="T4">https://phoenixnap.com/kb/swap-space</text:span></text:a></text:p>
      <text:p text:style-name="normal"/>
      <text:p text:style-name="normal"><text:soft-page-break/></text:p>
      <text:p text:style-name="normal" loext:marker-style-name="T2"><text:span text:style-name="T2">LVM</text:span><text:span text:style-name="T2"/></text:p>
      <text:p text:style-name="P3" loext:marker-style-name="T2">Stands for logical volume manager it allows the allocation of space on mass storage devices more flexible than conventional partitioning since you can span across multiple disks<text:span text:style-name="T2"/></text:p>
      <text:p text:style-name="normal"/>
      <text:p text:style-name="normal" loext:marker-style-name="T2"><text:span text:style-name="T2">Apt and aptitude</text:span><text:span text:style-name="T2"/></text:p>
      <text:p text:style-name="normal" loext:marker-style-name="T3"><text:span text:style-name="T3"><text:tab/>Apt (Advanced packaging tool) is a low level package manager that can be used by other higher level package managers, while aptitude is high level. Aptitude handles a lot more than apt, including the functionalities of apt mark (marking a package as manually or automatically installed allowing it or not for manual removal) and apt-cache (that does the query and display info about packages)</text:span><text:span text:style-name="T3"/></text:p>
      <text:p text:style-name="P7" loext:marker-style-name="T3"/>
      <text:p text:style-name="normal" loext:marker-style-name="T2"><text:span text:style-name="T2">Sudo</text:span><text:span text:style-name="T2"/></text:p>
      <text:p text:style-name="normal" loext:marker-style-name="T2"><text:span text:style-name="T2"><text:tab/></text:span><text:span text:style-name="T3">Allows users to execute commands as another user, (it can be super user or not).</text:span></text:p>
      <text:p text:style-name="normal" loext:marker-style-name="T3"><text:span text:style-name="T3">Its a good safeguard to have so you dont execute commands that may break the system by mistake. Also by running a program in root it would make it also have root privileges and that would make it easier for malicious programs to ruin the system.</text:span><text:span text:style-name="T3"/></text:p>
      <text:p text:style-name="normal" loext:marker-style-name="T3"><text:span text:style-name="T3"><text:tab/>Commands: </text:span><text:span text:style-name="T3"/></text:p>
      <text:p text:style-name="normal" loext:marker-style-name="T3"><text:span text:style-name="T3"><text:tab/><text:tab/>&gt; journalctl</text:span></text:p>
      <text:p text:style-name="normal" loext:marker-style-name="T3"><text:span text:style-name="T3"><text:tab/><text:tab/>&gt; </text:span><text:span text:style-name="T5">useradd &gt; add new user</text:span></text:p>
      <text:p text:style-name="normal" loext:marker-style-name="T3"><text:span text:style-name="T5"><text:tab/><text:tab/>&gt; usermod &gt; modify user</text:span></text:p>
      <text:p text:style-name="normal" loext:marker-style-name="T3"><text:span text:style-name="T5"><text:tab/><text:tab/>&gt; users &gt; </text:span><text:span text:style-name="T6">list currently logged in users</text:span></text:p>
      <text:p text:style-name="normal" loext:marker-style-name="T2"><text:span text:style-name="T2">Systemctl</text:span><text:span text:style-name="T2"/></text:p>
      <text:p text:style-name="P3" loext:marker-style-name="T2"><text:span text:style-name="T3">Allows to control of systemd system and service manager. Allows the management of what programs are running and check theirs status</text:span><text:span text:style-name="T2"/></text:p>
      <text:p text:style-name="normal" loext:marker-style-name="T3"><text:span text:style-name="T2"><text:tab/></text:span><text:span text:style-name="T3">commands :</text:span></text:p>
      <text:p text:style-name="normal" loext:marker-style-name="T3"><text:span text:style-name="T3"><text:tab/><text:tab/>&gt; sudo service </text:span><text:span text:style-name="T7">[SERVICE] </text:span><text:span text:style-name="T3">restart<text:tab/>&gt; restarts service</text:span><text:span text:style-name="T7"> </text:span></text:p>
      <text:p text:style-name="normal" loext:marker-style-name="T2"><text:span text:style-name="T2"><text:tab/><text:tab/></text:span><text:span text:style-name="T3">&gt; sudo systemctl status </text:span><text:span text:style-name="T7">[SERVICE]<text:tab/></text:span><text:span text:style-name="T3">&gt; prints info about the service</text:span></text:p>
      <text:p text:style-name="normal" loext:marker-style-name="T3"><text:span text:style-name="T2">UFW</text:span><text:span text:style-name="T7"/></text:p>
      <text:p text:style-name="P3" loext:marker-style-name="T3"><text:span text:style-name="T3">Uncomplicated firewall wall</text:span><text:span text:style-name="T3"/></text:p>
      <text:p text:style-name="P3" loext:marker-style-name="T3"><text:span text:style-name="T3">Commands:</text:span><text:span text:style-name="T3"/></text:p>
      <text:p text:style-name="P6" loext:marker-style-name="T3"><text:span text:style-name="T3">-&gt;sudo ufw status<text:tab/><text:tab/><text:tab/>&gt; to check open ports</text:span><text:span text:style-name="T3"/></text:p>
      <text:p text:style-name="P6" loext:marker-style-name="T3"><text:span text:style-name="T3">-&gt;sudo ufw allow </text:span><text:span text:style-name="T7">[PORT]</text:span><text:span text:style-name="T3"><text:tab/><text:tab/>&gt; to allow a port use </text:span></text:p>
      <text:p text:style-name="P6" loext:marker-style-name="T3"><text:span text:style-name="T3">-&gt;sudo ufw delete allow </text:span><text:span text:style-name="T7">[PORT]<text:tab/></text:span><text:span text:style-name="T3">-&gt;to close port </text:span></text:p>
      <text:p text:style-name="P8" loext:marker-style-name="T3"/>
      <text:p text:style-name="P9" loext:marker-style-name="T3"><text:span text:style-name="T3">Ports need to be opened on the VM in Settings &gt; Network &gt; Advanced &gt; Port Forwarding and then added host port and guest port number</text:span><text:span text:style-name="T3"/></text:p>
      <text:p text:style-name="P10" loext:marker-style-name="T3"/>
      <text:p text:style-name="P2" loext:marker-style-name="T2"/>
      <text:p text:style-name="normal" loext:marker-style-name="T2"><text:soft-page-break/><text:span text:style-name="T2">SSH Protocol</text:span><text:span text:style-name="T2"/></text:p>
      <text:p text:style-name="P3" loext:marker-style-name="T3"><text:span text:style-name="T3">Secure shell protocol is a way to remotely access a machine. It encrypts the connection between two computers and allows the communication between them. To connect to the VM through the pc terminal the network adapter should be set to Bridged Adapter in the VM Settings.</text:span><text:span text:style-name="T3"/></text:p>
      <text:p text:style-name="P3" loext:marker-style-name="T3"><text:span text:style-name="T3">Commands:</text:span><text:span text:style-name="T3"/></text:p>
      <text:p text:style-name="P9" loext:marker-style-name="T3"><text:span text:style-name="T3"><text:tab/>&gt; <text:s/>sudo systemctl status sshd &gt; checks ssh server status</text:span><text:span text:style-name="T3"/></text:p>
      <text:p text:style-name="P9" loext:marker-style-name="T3"><text:span text:style-name="T3"><text:tab/>&gt; <text:s/>sudo service sshd restart &gt; restarts the ssh server</text:span><text:span text:style-name="T3"/></text:p>
      <text:p text:style-name="P9" loext:marker-style-name="T3"><text:span text:style-name="T3"><text:tab/>&gt; <text:s/>sudo vim /etc/ssh/sshd_config &gt; file with ssh configs allowing to change the port that ssh server uses, if we can control through ssh as root and others</text:span><text:span text:style-name="T3"/></text:p>
      <text:p text:style-name="P9" loext:marker-style-name="T3"><text:span text:style-name="T3"><text:tab/></text:span><text:span text:style-name="T3"/></text:p>
      <text:p text:style-name="P10" loext:marker-style-name="T3"/>
      <text:p text:style-name="P3" loext:marker-style-name="T3"><text:span text:style-name="T3">To connect to the VM server you need to</text:span><text:span text:style-name="T3"/></text:p>
      <text:p text:style-name="P11" loext:marker-style-name="T3"><text:span text:style-name="T3"><text:tab/>&gt; hostname &gt; Get the System DNS name</text:span></text:p>
      <text:p text:style-name="P6" loext:marker-style-name="T3"><text:span text:style-name="T3">&gt; hostname -I &gt; Shows all the network addresses of the host</text:span></text:p>
      <text:p text:style-name="P9" loext:marker-style-name="T3"><text:span text:style-name="T2"><text:tab/></text:span><text:span text:style-name="T3">&gt; use ssh </text:span><text:span text:style-name="T7">[HOSTNAME]</text:span><text:span text:style-name="T3">@</text:span><text:span text:style-name="T7">[ADRESS] </text:span><text:span text:style-name="T3">-p </text:span><text:span text:style-name="T7">[PORT] </text:span><text:span text:style-name="T3"><text:s text:c="2"/>&gt; where the port is one of the allowed ones through the firewall</text:span></text:p>
      <text:p text:style-name="P12" loext:marker-style-name="T2"><text:span text:style-name="T8"/></text:p>
      <text:p text:style-name="P13" loext:marker-style-name="T2"><text:span text:style-name="T8">P</text:span><text:span text:style-name="T2">assword policy</text:span></text:p>
      <text:p text:style-name="P14" loext:marker-style-name="T2"><text:span text:style-name="T3"><text:tab/></text:span><text:span text:style-name="T9">To implement a password policy we use libpwquality, a </text:span><text:span text:style-name="T10">PAM (Pluggable authentication module)</text:span><text:span text:style-name="T9"> that allows us to set some requirements for the passwords.</text:span></text:p>
      <text:p text:style-name="P14" loext:marker-style-name="T2"><text:span text:style-name="T9"/></text:p>
      <text:p text:style-name="P15" loext:marker-style-name="T2"><text:span text:style-name="T9"><text:tab/></text:span><text:span text:style-name="T10">We changed some </text:span><text:span text:style-name="T11">password requirements </text:span><text:span text:style-name="T10">by using (</text:span><text:span text:style-name="T12">sudo vim /etc/pam.d/common-password </text:span><text:span text:style-name="T10">):</text:span></text:p>
      <text:p text:style-name="P16" loext:marker-style-name="T2"><text:span text:style-name="T10"><text:tab/><text:tab/>&gt; retry </text:span><text:span text:style-name="T13">[</text:span><text:span text:style-name="T14">Count</text:span><text:span text:style-name="T13">] </text:span><text:span text:style-name="T10">&gt; ammount of times before returning an error to the user</text:span></text:p>
      <text:p text:style-name="P16" loext:marker-style-name="T2"><text:span text:style-name="T10"><text:tab/><text:tab/>&gt; minlen </text:span><text:span text:style-name="T13">[</text:span><text:span text:style-name="T14">Count</text:span><text:span text:style-name="T13">] </text:span><text:span text:style-name="T10">&gt; minimum length</text:span></text:p>
      <text:p text:style-name="P16" loext:marker-style-name="T2"><text:span text:style-name="T10"><text:tab/><text:tab/>&gt;</text:span><text:span text:style-name="T13">[Type]</text:span><text:span text:style-name="T10">credit </text:span><text:span text:style-name="T13">[</text:span><text:span text:style-name="T14">Count</text:span><text:span text:style-name="T13">] </text:span><text:span text:style-name="T10">&gt; (ammount of times </text:span><text:span text:style-name="T15">a type </text:span><text:span text:style-name="T10">it can appear on the password. </text:span><text:span text:style-name="T16">A</text:span><text:span text:style-name="T10"> negative number means it needs to have it at least x ammount of times</text:span></text:p>
      <text:p text:style-name="P16" loext:marker-style-name="T2"><text:span text:style-name="T10"><text:tab/><text:tab/><text:tab/>&gt; ucredit </text:span><text:span text:style-name="T13">[</text:span><text:span text:style-name="T14">Count</text:span><text:span text:style-name="T13">] </text:span><text:span text:style-name="T10">&gt; uppercase</text:span></text:p>
      <text:p text:style-name="P16" loext:marker-style-name="T2"><text:span text:style-name="T10"><text:tab/><text:tab/><text:tab/>&gt;</text:span><text:span text:style-name="T17"> lcredit </text:span><text:span text:style-name="T13">[</text:span><text:span text:style-name="T14">Count</text:span><text:span text:style-name="T13">] </text:span><text:span text:style-name="T17">&gt; lowercase</text:span></text:p>
      <text:p text:style-name="P16" loext:marker-style-name="T2"><text:span text:style-name="T17"><text:tab/><text:tab/>&gt; maxrepeat </text:span><text:span text:style-name="T13">[</text:span><text:span text:style-name="T14">Count</text:span><text:span text:style-name="T13">] </text:span><text:span text:style-name="T17">&gt; rejects passwords with more than x same consecutive chars</text:span></text:p>
      <text:p text:style-name="P17" loext:marker-style-name="T2"><text:span text:style-name="T17"><text:tab/><text:tab/>&gt;</text:span><text:span text:style-name="T18"> reject_username </text:span></text:p>
      <text:p text:style-name="P18" loext:marker-style-name="T2"><text:span text:style-name="T18"><text:tab/><text:tab/>&gt; </text:span><text:span text:style-name="T19">dikfok </text:span><text:span text:style-name="T13">[</text:span><text:span text:style-name="T14">Count</text:span><text:span text:style-name="T13">] </text:span><text:span text:style-name="T19">&gt; number of changes in the new password from the ol</text:span><text:span text:style-name="T20">d</text:span></text:p>
      <text:p text:style-name="P19" loext:marker-style-name="T2"><text:span text:style-name="T19"><text:tab/><text:tab/>&gt; </text:span><text:span text:style-name="T20">enforce_for_root &gt; </text:span><text:span text:style-name="T21">Allows the root to skip a rule (off is on by default </text:span><text:span text:style-name="T22">so if you call it it just skips the rule</text:span><text:span text:style-name="T21">)</text:span></text:p>
      <text:p text:style-name="P20" loext:marker-style-name="T2"><text:span text:style-name="T20"><text:tab/></text:span></text:p>
      <text:p text:style-name="P20" loext:marker-style-name="T2"><text:span text:style-name="T20"><text:tab/></text:span></text:p>
      <text:p text:style-name="P20" loext:marker-style-name="T2"><text:span text:style-name="T20"/></text:p>
      <text:p text:style-name="P20" loext:marker-style-name="T2"><text:span text:style-name="T20"/></text:p>
      <text:p text:style-name="P20" loext:marker-style-name="T2"><text:soft-page-break/><text:span text:style-name="T20"/></text:p>
      <text:p text:style-name="P20" loext:marker-style-name="T2"><text:span text:style-name="T23">Then we changed the password expire times </text:span><text:span text:style-name="T10">by using (</text:span><text:span text:style-name="T12">sudo vim /etc/</text:span><text:span text:style-name="T23">login.defs</text:span><text:span text:style-name="T10">):</text:span></text:p>
      <text:p text:style-name="P19" loext:marker-style-name="T2"><text:span text:style-name="T23"><text:tab/><text:tab/>&gt; </text:span><text:span text:style-name="T24">PASS_MAX_DAYS</text:span></text:p>
      <text:p text:style-name="P20" loext:marker-style-name="T2"><text:span text:style-name="T23"><text:tab/><text:tab/>&gt; </text:span><text:span text:style-name="T24">PASS_MIN_DAYS</text:span></text:p>
      <text:p text:style-name="P20" loext:marker-style-name="T2"><text:span text:style-name="T24"><text:tab/><text:tab/></text:span><text:span text:style-name="T23">&gt; </text:span><text:span text:style-name="T24">PASS_WARN_AGE &gt; the ammount of time before the password expire date to send a warning to the user</text:span></text:p>
      <text:p text:style-name="P21" loext:marker-style-name="T2"><text:span text:style-name="T8"><text:tab/><text:tab/></text:span></text:p>
      <text:p text:style-name="P21" loext:marker-style-name="T2"><text:span text:style-name="T8"/></text:p>
      <text:p text:style-name="P21" loext:marker-style-name="T2"><text:span text:style-name="T8"/></text:p>
      <text:p text:style-name="P21" loext:marker-style-name="T2"><text:span text:style-name="T8"/></text:p>
      <text:p text:style-name="P21" loext:marker-style-name="T2"><text:span text:style-name="T8"/></text:p>
      <text:p text:style-name="P21" loext:marker-style-name="T2"><text:span text:style-name="T8"/></text:p>
      <text:p text:style-name="P21" loext:marker-style-name="T2"><text:span text:style-name="T8"/></text:p>
      <text:p text:style-name="P21" loext:marker-style-name="T2"><text:span text:style-name="T8"/></text:p>
      <text:p text:style-name="P21" loext:marker-style-name="T2"><text:span text:style-name="T8"/></text:p>
      <text:p text:style-name="P21" loext:marker-style-name="T2"><text:span text:style-name="T8">Other important commands</text:span></text:p>
      <text:p text:style-name="P22"><text:tab/>&gt; Shut down</text:p>
      <text:p text:style-name="P22"/>
      <text:p text:style-name="P9" loext:marker-style-name="T2"><text:span text:style-name="T2">Was at setting up password policy</text:span><text:span text:style-name="T2"/></text:p>
      <text:p text:style-name="P9" loext:marker-style-name="T2"><text:span text:style-name="T2"><text:tab/>Need to check more important ssh and ufw commands</text:span><text:span text:style-name="T2"/></text:p>
      <text:p text:style-name="P9" loext:marker-style-name="T2"><text:span text:style-name="T2"><text:tab/>Check how to startup and reset os in command line</text:span><text:span text:style-name="T2"/></text:p>
      <text:p text:style-name="P9" loext:marker-style-name="T2"><text:span text:style-name="T2"><text:tab/>Check lvm commands</text:span><text:span text:style-name="T2"/></text:p>
      <text:p text:style-name="P9" loext:marker-style-name="T2"><text:span text:style-name="T2"><text:tab/>Check system services</text:span><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2T11:28:05.562725111</dc:date>
    <meta:editing-duration>PT2H1M12S</meta:editing-duration>
    <meta:editing-cycles>20</meta:editing-cycles>
    <meta:generator>LibreOffice/24.8.7.2$Linux_X86_64 LibreOffice_project/f4f281f562fb585d46b0af5755dfe1eb6adc047f</meta:generator>
    <meta:document-statistic meta:table-count="0" meta:image-count="0" meta:object-count="0" meta:page-count="4" meta:paragraph-count="87" meta:word-count="893" meta:character-count="5286" meta:non-whitespace-character-count="4385"/>
  </office:meta>
</office:document-meta>
</file>